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6e32" officeooo:paragraph-rsid="000e6e32"/>
    </style:style>
    <style:style style:name="P2" style:family="paragraph" style:parent-style-name="Standard">
      <style:text-properties officeooo:rsid="0010299f" officeooo:paragraph-rsid="0010299f"/>
    </style:style>
    <style:style style:name="P3" style:family="paragraph" style:parent-style-name="Standard">
      <style:text-properties officeooo:rsid="0010299f" officeooo:paragraph-rsid="0011393f"/>
    </style:style>
    <style:style style:name="P4" style:family="paragraph" style:parent-style-name="Standard">
      <style:text-properties officeooo:rsid="0011393f" officeooo:paragraph-rsid="0011393f"/>
    </style:style>
    <style:style style:name="P5" style:family="paragraph" style:parent-style-name="Standard">
      <style:text-properties officeooo:rsid="00127da7" officeooo:paragraph-rsid="00127da7"/>
    </style:style>
    <style:style style:name="P6" style:family="paragraph" style:parent-style-name="Standard">
      <style:text-properties officeooo:rsid="00132215" officeooo:paragraph-rsid="00132215"/>
    </style:style>
    <style:style style:name="T1" style:family="text">
      <style:text-properties style:rfc-language-tag="sr-Latn-RS" fo:language="sr" fo:script="Latn" fo:country="RS"/>
    </style:style>
    <style:style style:name="T2" style:family="text">
      <style:text-properties style:rfc-language-tag="sr-Latn-RS" fo:language="sr" fo:script="Latn" fo:country="RS" officeooo:rsid="001467b1"/>
    </style:style>
    <style:style style:name="T3" style:family="text">
      <style:text-properties style:rfc-language-tag="sr-Latn-RS" fo:language="sr" fo:script="Latn" fo:country="RS" officeooo:rsid="0010299f"/>
    </style:style>
    <style:style style:name="T4" style:family="text">
      <style:text-properties style:rfc-language-tag="sr-Latn-RS" fo:language="sr" fo:script="Latn" fo:country="RS" officeooo:rsid="0011393f"/>
    </style:style>
    <style:style style:name="T5" style:family="text">
      <style:text-properties style:rfc-language-tag="sr-Latn-RS" fo:language="sr" fo:script="Latn" fo:country="RS" officeooo:rsid="000e6e32"/>
    </style:style>
    <style:style style:name="T6" style:family="text">
      <style:text-properties style:rfc-language-tag="sr-Latn-RS" fo:language="sr" fo:script="Latn" fo:country="RS" officeooo:rsid="001322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vala.</text:p>
      <text:p text:style-name="P1"/>
      <text:p text:style-name="P1">Sada cu vam prezentovati svoj diplomski rad. U dogovoru sa mentorom <text:span text:style-name="T1">Željkom Vukovićem, ova prezentacija neće biti previše dugačka.</text:span></text:p>
      <text:p text:style-name="P1"><text:span text:style-name="T1"/></text:p>
      <text:p text:style-name="P1"><text:span text:style-name="T1"/></text:p>
      <text:p text:style-name="P1"><text:span text:style-name="T1">Naslov mog rada je Integracija servisa za pretragu letova primenom Enterprise Service Bus obrasca.</text:span></text:p>
      <text:p text:style-name="P1"><text:span text:style-name="T1"/></text:p>
      <text:p text:style-name="P1"><text:span text:style-name="T1"/></text:p>
      <text:p text:style-name="P1"><text:span text:style-name="T1">Prvo cemo se osvrnuti na teorijsku osnovu Enterprise Service Bus obrasca. Enterprise Service Bus je arhitektonski obrazac kojis se koristi za integraciju aplikacija i servisa unutar sistema i olakšava njihovu komunikaciju. ESB služi kao centralni komunikacioni kanal koji omogućava da aplikacije i servisi međusobno komuniciraju i razmenjuju podatke bez direktnih veza.<text:line-break/></text:span></text:p>
      <text:p text:style-name="P1"><text:span text:style-name="T1"><text:line-break/>Glavne uloge ESB su:</text:span></text:p>
      <text:p text:style-name="P1"><text:span text:style-name="T1"/></text:p>
      <text:p text:style-name="P1"><text:span text:style-name="T1"><text:tab/>- Posredovanje i transformacija: ESB posreduje i transformiše podatke između različitih </text:span><text:span text:style-name="T2">servisa<text:tab/>‚</text:span><text:span text:style-name="T1">koji koriste različite formate podataka i protokole.</text:span></text:p>
      <text:p text:style-name="P1"><text:span text:style-name="T1"/></text:p>
      <text:p text:style-name="P1"><text:span text:style-name="T1"><text:tab/>- Rutiranje poruka: Rutira poruke između servisa na osnovu unapred definisanih pravila.</text:span></text:p>
      <text:p text:style-name="P1"><text:span text:style-name="T1"/></text:p>
      <text:p text:style-name="P1"><text:span text:style-name="T1"><text:tab/>- Konverzija protokola: Podržava komunikaciju između servisa koji koriste različite protokole.</text:span></text:p>
      <text:p text:style-name="P1"><text:span text:style-name="T1"/></text:p>
      <text:p text:style-name="P1"><text:span text:style-name="T1"><text:tab/>- Orkestracija servisa: Koordinira složene interakcije između servisa, često formirajući tok rada <text:tab/>ili poslovni proces.</text:span></text:p>
      <text:p text:style-name="P1"><text:span text:style-name="T1"/></text:p>
      <text:p text:style-name="P1"><text:span text:style-name="T1"><text:tab/>- Sigurnost: Obezbeđuje bezbednu komunikaciju između sistema, često pružajući <text:tab/>autentifikaciju, autorizaciju i enkripciju.</text:span></text:p>
      <text:p text:style-name="P1"><text:span text:style-name="T1"/></text:p>
      <text:p text:style-name="P1"><text:span text:style-name="T1"><text:tab/>- Upravljan je greškama i beleženje (logging): Central</text:span><text:span text:style-name="T2">z</text:span><text:span text:style-name="T1">ovano upravljan je greškama i beleženje <text:tab/>omogućavaju prećenje statusa poruka, servisa i događaja u sistemu.</text:span></text:p>
      <text:p text:style-name="P1"/>
      <text:p text:style-name="P1"><text:span text:style-name="T1"/></text:p>
      <text:p text:style-name="P1"><text:span text:style-name="T1">Prednosti ESB:</text:span></text:p>
      <text:p text:style-name="P1"><text:span text:style-name="T1"/></text:p>
      <text:p text:style-name="P1"><text:span text:style-name="T1"><text:tab/>- </text:span><text:span text:style-name="T3">Skalabilnost: Omogućava lako integrisanje novih sistema bez potrebe za promenom <text:tab/>postojećih.</text:span></text:p>
      <text:p text:style-name="P1"><text:span text:style-name="T3"/></text:p>
      <text:p text:style-name="P1"><text:span text:style-name="T3"><text:tab/>- Odvajanje (decoupling): Aplikaqcije su slabo povezane što znači da ne utiču jedna na drugu.</text:span></text:p>
      <text:p text:style-name="P1"><text:span text:style-name="T3"/></text:p>
      <text:p text:style-name="P2"><text:span text:style-name="T1"><text:tab/>- Fleksibilnost: Organizacija može da dinamično menja, sskalira i upravlja servisima.</text:span></text:p>
      <text:p text:style-name="P2"><text:span text:style-name="T1"/></text:p>
      <text:p text:style-name="P2"><text:span text:style-name="T1"/></text:p>
      <text:p text:style-name="P2"><text:span text:style-name="T1">Tipični slučajevi korišćenja: </text:span></text:p>
      <text:p text:style-name="P2"><text:span text:style-name="T1"/></text:p>
      <text:p text:style-name="P2"><text:span text:style-name="T1">- Integracija starih, legacy sistema sa modernim aplikacijama.</text:span></text:p>
      <text:p text:style-name="P2"><text:span text:style-name="T1"/></text:p>
      <text:p text:style-name="P2"><text:span text:style-name="T1">- Omogućavanje komunikacije između servisa u servisno-orijentisanoj arhitekturi.</text:span></text:p>
      <text:p text:style-name="P2"><text:soft-page-break/><text:span text:style-name="T1">- Rukovanje složenim tokovima poruka.</text:span></text:p>
      <text:p text:style-name="P2"><text:span text:style-name="T1"/></text:p>
      <text:p text:style-name="P2"><text:span text:style-name="T1"/></text:p>
      <text:p text:style-name="P3"><text:span text:style-name="T1">Sada ćemo preći na arhitekturu mog sistema. Na dijagramu možete videti celokupan sistem sastavljen od 6 servisa koji su integrisani uz pomoć Enterprise Service Bus-a koji opslužuje klijentsku aplikaciju. </text:span><text:span text:style-name="T4">Sve sisteme osim Exchange-Rate API-ja sam implementirao ja, sa fokusom na raznovrsnost protokola, formata i struktura poruka.</text:span></text:p>
      <text:p text:style-name="P3"><text:span text:style-name="T4"/></text:p>
      <text:p text:style-name="P3"><text:span text:style-name="T4"/></text:p>
      <text:p text:style-name="P3"><text:span text:style-name="T4">Najbolje bi bilo da se kratko osvrnemo na svaki sevis pojednicano. </text:span></text:p>
      <text:p text:style-name="P3"><text:span text:style-name="T4"/></text:p>
      <text:p text:style-name="P3"><text:span text:style-name="T4"/></text:p>
      <text:p text:style-name="P3"><text:span text:style-name="T4">U sistemu su prisutna 3 sistema avio kompanija. Prvis sistem je klasnican RESTful servis koji komunicira uz pomoc JSON formata poruka. Drugi sistem je SOAP Web servis, koji komunicira uz pomoć SOAP protokola i XML formata poruka koji su jasno definisani XML semama i WSDL-om. Sistem avio kompanije je GraphQL servis koji takodje koristi JSON format za komunikaciju kao i prvi sistem, ali sa znatnim razlikama u strukturi poruka u odnosu na prvi sistem. Uloga ovih sistema za klijente je pružanje informacija o letovima kroz pretragu u okviru jedne avio-kompanije, kao i rezervisanje karata i njihovo dostavljanje putem email-a u PDF formatu.</text:span></text:p>
      <text:p text:style-name="P3"><text:span text:style-name="T4"/></text:p>
      <text:p text:style-name="P3"><text:span text:style-name="T4"/></text:p>
      <text:p text:style-name="P4"><text:span text:style-name="T1">Sistem za pretragu aerodroma je mali pomoćni sistem koji pomaže korisniku pri odabiru aerodroma polaska i destinacije. U pitanju je RESTful servis koji komunicira uz pomoć CSV formata poruka.</text:span></text:p>
      <text:p text:style-name="P4"><text:span text:style-name="T1"/></text:p>
      <text:p text:style-name="P4"><text:span text:style-name="T1"/></text:p>
      <text:p text:style-name="P4"><text:span text:style-name="T1">Sistem za pretragu letova sa presedanjem učestvuje u sistemu ukoliko korisnik omogući prikaz letova koji ne stižu do destinacije u jednom koraku, već zahtevaju presedanje. U pitanju je RESTful servis koji koristi JSON format podataka. Ovaj sistem dobija podatke od ESB-a nakon što su dobavljeni podaci iz sve 3 avio-kompanie i nakon što su transformisani u </text:span><text:span text:style-name="T2">univerzalni</text:span><text:span text:style-name="T1"> JSON format i grupisani u listu. </text:span></text:p>
      <text:p text:style-name="P4"><text:span text:style-name="T1"/></text:p>
      <text:p text:style-name="P4"><text:span text:style-name="T1"/></text:p>
      <text:p text:style-name="P5"><text:span text:style-name="T1">Exchange-Rate API je third party RESTful servis koji pruža inforamcije o kursu. Komunikacija se odvija u JSON formatu. Korisniku je omogućeno da odabere valutu u kojoj želi da mu bude prikazana cena. Pre dobavljanja letova ESB dobavlja koeficijente kursa kojim se mnoye cene letova nakon dobavljanja i transformacije podataka. Pretpostavka je da sva 3 sistem avio-kompanija daju letova u drugacijoj valuti.</text:span></text:p>
      <text:p text:style-name="P2"><text:span text:style-name="T1"/></text:p>
      <text:p text:style-name="P2"><text:span text:style-name="T1"/></text:p>
      <text:p text:style-name="P5"><text:span text:style-name="T1">Još malo bih se osvrnuo na sistem za pretragu letova sa presedanjem i način na koji on pronalazi validne putanje. Od dobijenih podataka formira se graf u kom su aerodromi predstavljeni čvorovima, a letovi su prestavljeni granama. Dva čvora mogu biti međusobno povezana sa više grana u slučaju da postoji više letova koji ih povezuju. Za pretragu grafa je iskorišćen BFS algoritam. Algoritam pronalazi sve validne putanje od početnog do krajnjeg aerodroma. Na primeru ovog grafa, možemo zamisliti da putujemo iz Nju Jorka do Beograda. Iako uočavamo direktan let, možemop uočiti i neke putanje koje nisu direktne, na primer Nju Jork – Luton – Beograd.</text:span></text:p>
      <text:p text:style-name="P5"><text:span text:style-name="T5"/></text:p>
      <text:p text:style-name="P5"><text:span text:style-name="T5"/></text:p>
      <text:p text:style-name="P5"><text:soft-page-break/><text:span text:style-name="T1">Što se tiče same intergacije i ESB-a, ESB je implementiran uz pomoć alata Mulesoft Anzpoint Studio. Integracija se postiže tokovima </text:span><text:span text:style-name="T6">operacija u okviru kojih se prenosi i transformiše porukasa podacima. Na slici je dat primer jednog od 30 tokova, ovaj je konkretno vezan za pretragu letova. Tokovi mogu pozivati ostale tokove, tako se u ovom toku pozivaju drugi tokovi na 6 mesta, a i sam tok je pozvan nakon parsiranja klijentskog zahteva. Tokovi su sastavljeni od komponenti koje imaju razlicitu funkciju, pa tako postoje komponente za transformaciju poruka, grananje, logiku uslova, memorisanje varijabli, slanje HTTP zahteva,…</text:span></text:p>
      <text:p text:style-name="P5"><text:span text:style-name="T6"/></text:p>
      <text:p text:style-name="P5"><text:span text:style-name="T6"/></text:p>
      <text:p text:style-name="P6"><text:span text:style-name="T1">Obrada podataka se vrši uz pomoć DataWeave-a, jezika za transformaciju, filtriranje, mapiranje i kombinovanje podataka pri čemu je rad sa podacima dodatno olakšan definisanjem metapodataka (podaci o podacima) u vidu JSON i XML sema.</text:span></text:p>
      <text:p text:style-name="P6"><text:span text:style-name="T1"/></text:p>
      <text:p text:style-name="P6"><text:span text:style-name="T1"/></text:p>
      <text:p text:style-name="P6"><text:span text:style-name="T1">To bi bilo to što se tiče moje prezentacije. Hvala na pažnji!</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7T10:00:30.958000000</meta:creation-date>
    <dc:date>2024-09-17T11:49:15.980000000</dc:date>
    <meta:editing-duration>PT47M7S</meta:editing-duration>
    <meta:editing-cycles>2</meta:editing-cycles>
    <meta:generator>LibreOffice/24.8.0.3$Windows_X86_64 LibreOffice_project/0bdf1299c94fe897b119f97f3c613e9dca6be583</meta:generator>
    <meta:document-statistic meta:table-count="0" meta:image-count="0" meta:object-count="0" meta:page-count="3" meta:paragraph-count="29" meta:word-count="802" meta:character-count="5469" meta:non-whitespace-character-count="4676"/>
  </office:meta>
</office:document-meta>
</file>